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, 'Times New Roman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67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3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1pt solid #000000" fo:border-right="none" fo:border-top="0.5pt solid #000000" fo:border-bottom="0.1pt solid #000000" style:writing-mode="lr-tb"/>
    </style:style>
    <style:style style:name="Table1.C1" style:family="table-cell">
      <style:table-cell-properties style:vertical-align="top" fo:padding="0.097cm" fo:border-left="0.1pt solid #000000" fo:border-right="0.1pt solid #000000" fo:border-top="0.5pt solid #000000" fo:border-bottom="0.1pt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59cm" table:align="left" style:writing-mode="lr-tb"/>
    </style:style>
    <style:style style:name="Table2.A" style:family="table-column">
      <style:table-column-properties style:column-width="17.05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1pt solid #000000" style:writing-mode="lr-tb">
        <style:background-image/>
      </style:table-cell-properties>
    </style:style>
    <style:style style:name="Table3" style:family="table">
      <style:table-properties style:width="15.665cm" fo:margin-left="0.132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1pt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none" fo:border-bottom="0.1pt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3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4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5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6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7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8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9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10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11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12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3.B13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7.059cm" table:align="left" style:writing-mode="lr-tb"/>
    </style:style>
    <style:style style:name="Table4.A" style:family="table-column">
      <style:table-column-properties style:column-width="17.059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1pt solid #000000" style:writing-mode="lr-tb">
        <style:background-image/>
      </style:table-cell-properties>
    </style:style>
    <style:style style:name="Table5" style:family="table">
      <style:table-properties style:width="15.665cm" fo:margin-left="0.132cm" table:align="left" style:writing-mode="lr-tb"/>
    </style:style>
    <style:style style:name="Table5.A" style:family="table-column">
      <style:table-column-properties style:column-width="2.575cm"/>
    </style:style>
    <style:style style:name="Table5.B" style:family="table-column">
      <style:table-column-properties style:column-width="13.09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style:vertical-align="middle" fo:padding-left="0.123cm" fo:padding-right="0.123cm" fo:padding-top="0cm" fo:padding-bottom="0cm" fo:border="0.1pt solid #000000" style:writing-mode="lr-tb"/>
    </style:style>
    <style:style style:name="Table5.A2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none" fo:border-bottom="0.1pt solid #000000" style:writing-mode="lr-tb">
        <style:background-image/>
      </style:table-cell-properties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5.A3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5.B3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5.A4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5.B4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5.A5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5.B5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5.A6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5.B6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5.A7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5.B7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5.A8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5.B8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5.A9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5.B9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5.A10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5.B10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7.059cm" table:align="left" style:writing-mode="lr-tb"/>
    </style:style>
    <style:style style:name="Table6.A" style:family="table-column">
      <style:table-column-properties style:column-width="17.059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cccccc" fo:padding="0.097cm" fo:border="0.1pt solid #000000" style:writing-mode="lr-tb">
        <style:background-image/>
      </style:table-cell-properties>
    </style:style>
    <style:style style:name="Table7" style:family="table">
      <style:table-properties style:width="15.681cm" fo:margin-left="0.125cm" table:align="left" style:writing-mode="lr-tb"/>
    </style:style>
    <style:style style:name="Table7.A" style:family="table-column">
      <style:table-column-properties style:column-width="2.575cm"/>
    </style:style>
    <style:style style:name="Table7.B" style:family="table-column">
      <style:table-column-properties style:column-width="13.106cm"/>
    </style:style>
    <style:style style:name="Table7.1" style:family="table-row">
      <style:table-row-properties style:min-row-height="0.564cm" style:keep-together="true" fo:keep-together="auto"/>
    </style:style>
    <style:style style:name="Table7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7.B1" style:family="table-cell">
      <style:table-cell-properties style:vertical-align="middle" fo:background-color="#e6e6e6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7.A3" style:family="table-cell">
      <style:table-cell-properties style:vertical-align="middle" fo:background-color="#ffffff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7.B3" style:family="table-cell">
      <style:table-cell-properties style:vertical-align="middle" fo:background-color="#ffffff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8" style:family="table">
      <style:table-properties style:width="15.674cm" fo:margin-left="0.129cm" table:align="left" style:writing-mode="lr-tb"/>
    </style:style>
    <style:style style:name="Table8.A" style:family="table-column">
      <style:table-column-properties style:column-width="2.575cm"/>
    </style:style>
    <style:style style:name="Table8.B" style:family="table-column">
      <style:table-column-properties style:column-width="13.099cm"/>
    </style:style>
    <style:style style:name="Table8.1" style:family="table-row">
      <style:table-row-properties style:min-row-height="0.564cm" style:keep-together="true" fo:keep-together="auto"/>
    </style:style>
    <style:style style:name="Table8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8.B1" style:family="table-cell">
      <style:table-cell-properties style:vertical-align="middle" fo:background-color="#e6e6e6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8.A3" style:family="table-cell">
      <style:table-cell-properties style:vertical-align="middle" fo:background-color="#ffffff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8.B3" style:family="table-cell">
      <style:table-cell-properties style:vertical-align="middle" fo:background-color="#ffffff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9" style:family="table">
      <style:table-properties style:width="15.674cm" fo:margin-left="0.129cm" table:align="left" style:writing-mode="lr-tb"/>
    </style:style>
    <style:style style:name="Table9.A" style:family="table-column">
      <style:table-column-properties style:column-width="2.575cm"/>
    </style:style>
    <style:style style:name="Table9.B" style:family="table-column">
      <style:table-column-properties style:column-width="13.099cm"/>
    </style:style>
    <style:style style:name="Table9.1" style:family="table-row">
      <style:table-row-properties style:min-row-height="0.564cm" style:keep-together="true" fo:keep-together="auto"/>
    </style:style>
    <style:style style:name="Table9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9.B1" style:family="table-cell">
      <style:table-cell-properties style:vertical-align="middle" fo:background-color="#e6e6e6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9.A3" style:family="table-cell">
      <style:table-cell-properties style:vertical-align="middle" fo:background-color="#ffffff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9.B3" style:family="table-cell">
      <style:table-cell-properties style:vertical-align="middle" fo:background-color="#ffffff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10" style:family="table">
      <style:table-properties style:width="17.059cm" table:align="left" style:writing-mode="lr-tb"/>
    </style:style>
    <style:style style:name="Table10.A" style:family="table-column">
      <style:table-column-properties style:column-width="17.059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cccccc" fo:padding="0.097cm" fo:border="0.1pt solid #000000" style:writing-mode="lr-tb">
        <style:background-image/>
      </style:table-cell-properties>
    </style:style>
    <style:style style:name="Table11" style:family="table">
      <style:table-properties style:width="15.79cm" fo:margin-left="0.132cm" table:align="left" style:writing-mode="lr-tb"/>
    </style:style>
    <style:style style:name="Table11.A" style:family="table-column">
      <style:table-column-properties style:column-width="2.595cm"/>
    </style:style>
    <style:style style:name="Table11.B" style:family="table-column">
      <style:table-column-properties style:column-width="2.482cm"/>
    </style:style>
    <style:style style:name="Table11.C" style:family="table-column">
      <style:table-column-properties style:column-width="10.714cm"/>
    </style:style>
    <style:style style:name="Table11.1" style:family="table-row">
      <style:table-row-properties style:min-row-height="0.663cm" style:keep-together="true" fo:keep-together="auto"/>
    </style:style>
    <style:style style:name="Table11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1.C1" style:family="table-cell">
      <style:table-cell-properties style:vertical-align="middle" fo:background-color="#e6e6e6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11.A2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11.B2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11.C2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11.A3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11.B3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11.C3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12" style:family="table">
      <style:table-properties style:width="17.059cm" table:align="left" style:writing-mode="lr-tb"/>
    </style:style>
    <style:style style:name="Table12.A" style:family="table-column">
      <style:table-column-properties style:column-width="17.059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cccccc" fo:padding="0.097cm" fo:border="0.1pt solid #000000" style:writing-mode="lr-tb">
        <style:background-image/>
      </style:table-cell-properties>
    </style:style>
    <style:style style:name="Table13" style:family="table">
      <style:table-properties style:width="15.665cm" fo:margin-left="0.132cm" table:align="left" style:writing-mode="lr-tb"/>
    </style:style>
    <style:style style:name="Table13.A" style:family="table-column">
      <style:table-column-properties style:column-width="2.575cm"/>
    </style:style>
    <style:style style:name="Table13.B" style:family="table-column">
      <style:table-column-properties style:column-width="13.09cm"/>
    </style:style>
    <style:style style:name="Table13.1" style:family="table-row">
      <style:table-row-properties style:min-row-height="0.564cm" style:keep-together="true" fo:keep-together="auto"/>
    </style:style>
    <style:style style:name="Table13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3.B1" style:family="table-cell">
      <style:table-cell-properties style:vertical-align="middle" fo:background-color="#e6e6e6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13.A2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13.B2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Table14" style:family="table">
      <style:table-properties style:width="17.059cm" table:align="left" style:writing-mode="lr-tb"/>
    </style:style>
    <style:style style:name="Table14.A" style:family="table-column">
      <style:table-column-properties style:column-width="17.059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background-color="#cccccc" fo:padding="0.097cm" fo:border="0.1pt solid #000000" style:writing-mode="lr-tb">
        <style:background-image/>
      </style:table-cell-properties>
    </style:style>
    <style:style style:name="Table15" style:family="table">
      <style:table-properties style:width="15.665cm" fo:margin-left="0.132cm" table:align="left" style:writing-mode="lr-tb"/>
    </style:style>
    <style:style style:name="Table15.A" style:family="table-column">
      <style:table-column-properties style:column-width="4.325cm"/>
    </style:style>
    <style:style style:name="Table15.B" style:family="table-column">
      <style:table-column-properties style:column-width="2.499cm"/>
    </style:style>
    <style:style style:name="Table15.C" style:family="table-column">
      <style:table-column-properties style:column-width="8.841cm"/>
    </style:style>
    <style:style style:name="Table15.1" style:family="table-row">
      <style:table-row-properties style:min-row-height="0.564cm" style:keep-together="true" fo:keep-together="auto"/>
    </style:style>
    <style:style style:name="Table15.A1" style:family="table-cell">
      <style:table-cell-properties style:vertical-align="middle" fo:background-color="#e6e6e6" fo:padding-left="0.123cm" fo:padding-right="0.123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5.C1" style:family="table-cell">
      <style:table-cell-properties style:vertical-align="middle" fo:background-color="#e6e6e6" fo:padding-left="0.123cm" fo:padding-right="0.123cm" fo:padding-top="0cm" fo:padding-bottom="0cm" fo:border="0.1pt solid #000000" style:writing-mode="lr-tb">
        <style:background-image/>
      </style:table-cell-properties>
    </style:style>
    <style:style style:name="Table15.A2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15.B2" style:family="table-cell">
      <style:table-cell-properties style:vertical-align="middle" fo:padding-left="0.123cm" fo:padding-right="0.123cm" fo:padding-top="0cm" fo:padding-bottom="0cm" fo:border-left="0.1pt solid #000000" fo:border-right="none" fo:border-top="none" fo:border-bottom="0.1pt solid #000000" style:writing-mode="lr-tb"/>
    </style:style>
    <style:style style:name="Table15.C2" style:family="table-cell">
      <style:table-cell-properties style:vertical-align="middle" fo:padding-left="0.123cm" fo:padding-right="0.123cm" fo:padding-top="0cm" fo:padding-bottom="0cm" fo:border-left="0.1pt solid #000000" fo:border-right="0.1pt solid #000000" fo:border-top="none" fo:border-bottom="0.1pt solid #000000" style:writing-mode="lr-tb"/>
    </style:style>
    <style:style style:name="P1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ido_20_de_20_la_20_tabla">
      <style:paragraph-properties fo:margin-top="0cm" fo:margin-bottom="0.212cm" style:snap-to-layout-grid="false"/>
    </style:style>
    <style:style style:name="P4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5" style:family="paragraph" style:parent-style-name="Contenido_20_de_20_la_20_tabla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6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P7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8" style:family="paragraph" style:parent-style-name="Contenido_20_de_20_la_20_tabla">
      <style:paragraph-properties fo:margin-top="0cm" fo:margin-bottom="0cm" style:snap-to-layout-grid="false"/>
    </style:style>
    <style:style style:name="P9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Arial" style:font-size-complex="10pt" style:language-complex="zxx" style:country-complex="none"/>
    </style:style>
    <style:style style:name="P1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language-asian="ar" style:country-asian="SA" style:font-name-complex="Arial" style:font-size-complex="10pt"/>
    </style:style>
    <style:style style:name="P11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12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4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size-asian="10pt" style:language-asian="ar" style:country-asian="SA" style:font-name-complex="Arial" style:font-size-complex="10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fo:text-align="center" style:justify-single-word="false" fo:orphans="2" fo:widows="2" fo:hyphenation-ladder-count="no-limit" style:text-autospace="none" style:snap-to-layout-grid="false"/>
      <style:text-properties fo:hyphenate="true" fo:hyphenation-remain-char-count="2" fo:hyphenation-push-char-count="2"/>
    </style:style>
    <style:style style:name="P18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0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size-asian="10pt" style:language-asian="ar" style:country-asian="SA" style:font-weight-asian="bold" style:font-name-complex="Arial" style:font-size-complex="10pt" style:font-weight-complex="bold"/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4" style:family="paragraph" style:parent-style-name="Standard">
      <style:paragraph-properties style:snap-to-layout-grid="false"/>
      <style:text-properties style:font-name="Arial" fo:font-size="10pt" fo:language="es" fo:country="ES" style:font-size-asian="10pt" style:language-asian="ar" style:country-asian="SA" style:font-name-complex="Arial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language-asian="ar" style:country-asian="SA" style:font-name-complex="Arial" style:font-size-complex="10pt"/>
    </style:style>
    <style:style style:name="P26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Arial" style:font-size-complex="10pt" style:language-complex="zxx" style:country-complex="none"/>
    </style:style>
    <style:style style:name="P27" style:family="paragraph" style:parent-style-name="Standard">
      <style:paragraph-properties fo:orphans="2" fo:widows="2" fo:hyphenation-ladder-count="no-limit" style:text-autospace="none" style:snap-to-layout-grid="false"/>
      <style:text-properties style:font-name="Arial" fo:font-size="10pt" fo:language="es" fo:country="ES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28" style:family="paragraph" style:parent-style-name="Standard">
      <style:paragraph-properties fo:orphans="2" fo:widows="2" fo:hyphenation-ladder-count="no-limit" style:text-autospace="none" style:snap-to-layout-grid="false">
        <style:tab-stops>
          <style:tab-stop style:position="0cm"/>
        </style:tab-stops>
      </style:paragraph-properties>
      <style:text-properties style:font-name="Arial" fo:font-size="10pt" fo:language="none" fo:country="none" fo:font-weight="bold" style:font-size-asian="10pt" style:language-asian="es" style:country-asian="AR" style:font-weight-asian="bold" style:font-name-complex="Arial" style:font-size-complex="10pt" style:font-weight-complex="bold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orphans="2" fo:widows="2" fo:hyphenation-ladder-count="no-limit" style:text-autospace="none" style:snap-to-layout-grid="false"/>
      <style:text-properties style:font-name="Arial" fo:font-size="10pt" fo:language="none" fo:country="none" fo:font-weight="bold" style:font-size-asian="10pt" style:language-asian="es" style:country-asian="AR" style:font-weight-asian="bold" style:font-name-complex="Arial" style:font-size-complex="10pt" style:font-weight-complex="bold" fo:hyphenate="tru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fo:orphans="2" fo:widows="2" fo:hyphenation-ladder-count="no-limit" style:text-autospace="none" style:snap-to-layout-grid="false"/>
      <style:text-properties style:font-name="Arial" fo:font-size="10pt" fo:language="none" fo:country="none" fo:font-weight="bold" style:font-name-asian="Times New Roman" style:font-size-asian="10pt" style:language-asian="es" style:country-asian="AR" style:font-weight-asian="bold" style:font-name-complex="Arial" style:font-size-complex="10pt" style:font-weight-complex="bold" fo:hyphenate="true" fo:hyphenation-remain-char-count="2" fo:hyphenation-push-char-count="2"/>
    </style:style>
    <style:style style:name="P31" style:family="paragraph" style:parent-style-name="Standard">
      <style:paragraph-properties fo:orphans="2" fo:widows="2" fo:hyphenation-ladder-count="no-limit" style:text-autospace="none" style:snap-to-layout-grid="false">
        <style:tab-stops>
          <style:tab-stop style:position="0cm"/>
        </style:tab-stops>
      </style:paragraph-properties>
      <style:text-properties style:font-name="Arial" fo:font-size="10pt" fo:language="none" fo:country="none" fo:font-weight="bold" style:font-name-asian="Times New Roman" style:font-size-asian="10pt" style:language-asian="es" style:country-asian="AR" style:font-weight-asian="bold" style:font-name-complex="Arial" style:font-size-complex="10pt" style:font-weight-complex="bold" fo:hyphenate="true" fo:hyphenation-remain-char-count="2" fo:hyphenation-push-char-count="2"/>
    </style:style>
    <style:style style:name="P32" style:family="paragraph" style:parent-style-name="Standard">
      <style:paragraph-properties fo:text-align="center" style:justify-single-word="false" fo:orphans="2" fo:widows="2" fo:hyphenation-ladder-count="no-limit" style:text-autospace="none" style:snap-to-layout-grid="false"/>
      <style:text-properties style:font-name="Arial" fo:font-size="10pt" fo:language="none" fo:country="none" style:font-name-asian="Times New Roman" style:font-size-asian="10pt" style:language-asian="es" style:country-asian="AR" style:font-name-complex="Arial" style:font-size-complex="10pt" fo:hyphenate="true" fo:hyphenation-remain-char-count="2" fo:hyphenation-push-char-count="2"/>
    </style:style>
    <style:style style:name="P33" style:family="paragraph" style:parent-style-name="Standard">
      <style:paragraph-properties fo:orphans="2" fo:widows="2" fo:hyphenation-ladder-count="no-limit" style:text-autospace="none" style:snap-to-layout-grid="false"/>
      <style:text-properties style:font-name="Arial" fo:font-size="10pt" fo:language="none" fo:country="none" style:font-size-asian="10pt" style:language-asian="es" style:country-asian="AR" style:font-name-complex="Arial" style:font-size-complex="10pt" fo:hyphenate="true" fo:hyphenation-remain-char-count="2" fo:hyphenation-push-char-count="2"/>
    </style:style>
    <style:style style:name="P34" style:family="paragraph" style:parent-style-name="Standard">
      <style:paragraph-properties fo:text-align="center" style:justify-single-word="false" fo:orphans="2" fo:widows="2" fo:hyphenation-ladder-count="no-limit" style:text-autospace="none" style:snap-to-layout-grid="false"/>
      <style:text-properties style:font-name="Arial" fo:font-size="10pt" fo:language="none" fo:country="none" fo:font-weight="normal" style:font-name-asian="Times New Roman" style:font-size-asian="10pt" style:language-asian="es" style:country-asian="AR" style:font-weight-asian="normal" style:font-name-complex="Arial" style:font-size-complex="10pt" style:font-weight-complex="normal" fo:hyphenate="true" fo:hyphenation-remain-char-count="2" fo:hyphenation-push-char-count="2"/>
    </style:style>
    <style:style style:name="P35" style:family="paragraph" style:parent-style-name="Standard">
      <style:text-properties style:font-name-complex="Tahoma" style:language-complex="zxx" style:country-complex="none"/>
    </style:style>
    <style:style style:name="P3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fo:font-variant="small-caps" style:font-name="Arial" fo:font-size="10pt" fo:language="es" fo:country="ES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1" style:family="text">
      <style:text-properties fo:language="es" fo:country="ES" style:font-name-complex="Arial"/>
    </style:style>
    <style:style style:name="T2" style:family="text">
      <style:text-properties fo:language="es" fo:country="ES" style:font-name-asian="Times New Roman" style:font-name-complex="Arial"/>
    </style:style>
    <style:style style:name="T3" style:family="text">
      <style:text-properties fo:language="es" fo:country="ES" style:font-name-complex="Lucidasans"/>
    </style:style>
    <style:style style:name="T4" style:family="text">
      <style:text-properties style:font-name-asian="Times New Roman"/>
    </style:style>
    <style:style style:name="T5" style:family="text">
      <style:text-properties style:font-name-complex="Lucidasans"/>
    </style:style>
    <style:style style:name="T6" style:family="text">
      <style:text-properties style:font-name-asian="Arial"/>
    </style:style>
    <style:style style:name="T7" style:family="text">
      <style:text-properties fo:font-size="10pt" style:font-size-asian="10pt" style:font-name-complex="Tahoma" style:font-size-complex="10pt" style:language-complex="zxx" style:country-complex="none"/>
    </style:style>
    <style:style style:name="T8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T9" style:family="text">
      <style:text-properties style:font-name="Arial" fo:font-size="10pt" style:font-name-asian="Arial" style:font-size-asian="10pt" style:font-name-complex="Arial" style:font-size-complex="10pt" style:language-complex="zxx" style:country-complex="none"/>
    </style:style>
    <style:style style:name="T10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11" style:family="text">
      <style:text-properties style:font-name="Arial" fo:font-size="10pt" fo:language="es" fo:country="ES" style:font-size-asian="10pt" style:language-asian="ar" style:country-asian="SA" style:font-name-complex="Arial" style:font-size-complex="10pt"/>
    </style:style>
    <style:style style:name="T12" style:family="text">
      <style:text-properties style:font-name="Arial" fo:font-size="10pt" fo:language="es" fo:country="ES" style:font-name-asian="Arial" style:font-size-asian="10pt" style:language-asian="ar" style:country-asian="SA" style:font-name-complex="Arial" style:font-size-complex="10pt"/>
    </style:style>
    <style:style style:name="T1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es" fo:country="ES" fo:font-weight="normal" style:font-size-asian="10pt" style:language-asian="ar" style:country-asian="SA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fo:language="es" fo:country="ES" fo:font-weight="normal" style:font-name-asian="Arial" style:font-size-asian="10pt" style:language-asian="ar" style:country-asian="SA" style:font-weight-asian="normal" style:font-name-complex="Arial" style:font-size-complex="10pt" style:font-weight-complex="normal"/>
    </style:style>
    <style:style style:name="T16" style:family="text">
      <style:text-properties style:font-name="Arial" fo:font-size="10pt" fo:language="none" fo:country="none" fo:font-weight="bold" style:font-name-asian="Times New Roman" style:font-size-asian="10pt" style:language-asian="es" style:country-asian="AR" style:font-weight-asian="bold" style:font-name-complex="Arial" style:font-size-complex="10pt" style:font-weight-complex="bold"/>
    </style:style>
    <style:style style:name="T17" style:family="text">
      <style:text-properties style:font-name="Arial" fo:font-size="10pt" fo:language="none" fo:country="none" fo:font-weight="bold" style:font-size-asian="10pt" style:language-asian="es" style:country-asian="AR" style:font-weight-asian="bold" style:font-name-complex="Arial" style:font-size-complex="10pt" style:font-weight-complex="bold"/>
    </style:style>
    <style:style style:name="T18" style:family="text">
      <style:text-properties style:font-name="Arial" fo:font-size="10pt" fo:language="none" fo:country="none" fo:font-weight="bold" style:font-name-asian="Arial" style:font-size-asian="10pt" style:language-asian="es" style:country-asian="AR" style:font-weight-asian="bold" style:font-name-complex="Arial" style:font-size-complex="10pt" style:font-weight-complex="bold"/>
    </style:style>
    <style:style style:name="T19" style:family="text">
      <style:text-properties style:font-name-complex="Tahoma"/>
    </style:style>
    <style:style style:name="T20" style:family="text">
      <style:text-properties fo:font-variant="small-caps" style:font-name="Arial" fo:font-size="10pt" fo:language="es" fo:country="ES" fo:font-weight="bold" style:font-size-asian="10pt" style:language-asian="ar" style:country-asian="SA" style:font-weight-asian="bold" style:font-name-complex="Arial" style:font-size-complex="10pt" style:font-weight-complex="bold"/>
    </style:style>
    <style:style style:name="T21" style:family="text">
      <style:text-properties fo:font-variant="small-caps" style:font-name="Arial" fo:font-size="10pt" fo:language="es" fo:country="ES" fo:font-weight="bold" style:font-name-asian="Arial" style:font-size-asian="10pt" style:language-asian="ar" style:country-asian="SA" style:font-weight-asian="bold" style:font-name-complex="Arial" style:font-size-complex="10pt" style:font-weight-complex="bold"/>
    </style:style>
    <style:style style:name="T22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23" style:family="text">
      <style:text-properties fo:language="none" fo:country="none" style:font-name-complex="Arial"/>
    </style:style>
    <style:style style:name="T24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T25" style:family="text">
      <style:text-properties fo:color="#000000" style:font-name="Arial" fo:font-size="10pt" fo:language="es" fo:country="ES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T26" style:family="text">
      <style:text-properties fo:color="#000000" style:font-name="Arial" fo:font-size="10pt" fo:language="es" fo:country="ES" fo:font-weight="bold" style:font-name-asian="Arial" style:font-size-asian="10pt" style:font-weight-asian="bold" style:font-name-complex="Arial" style:font-size-complex="10pt" style:language-complex="zxx" style:country-complex="none" style:font-weight-complex="bold"/>
    </style:style>
    <style:style style:name="T27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28" style:family="text">
      <style:text-properties fo:color="#000000" style:font-name="Arial" fo:font-size="10pt" fo:language="es" fo:country="ES" fo:font-style="italic" fo:font-weight="bold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29" style:family="text">
      <style:text-properties fo:color="#000000" style:font-name="Arial" fo:font-size="10pt" fo:language="es" fo:country="ES" fo:font-style="italic" fo:font-weight="bold" style:font-name-asian="Arial" style:font-size-asian="10pt" style:font-style-asian="italic" style:font-weight-asian="bold" style:font-name-complex="Arial" style:font-size-complex="10pt" style:language-complex="zxx" style:country-complex="none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><text:span text:style-name="T4">CASO</text:span><text:span text:style-name="T6"> </text:span>DE<text:span text:style-name="T6"> </text:span>USO<text:span text:style-name="T6"> </text:span>CU0002<text:span text:style-name="T6"> – </text:span>GESTIONAR<text:span text:style-name="T6"> </text:span>ALBUM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aboró:<text:span text:style-name="T6"> Poveda, Franco</text:span></text:p>
          </table:table-cell>
          <table:table-cell table:style-name="Table1.A1" office:value-type="string">
            <text:p text:style-name="P4">Aprobó:<text:span text:style-name="T6"> </text:span></text:p>
          </table:table-cell>
          <table:table-cell table:style-name="Table1.C1" office:value-type="string">
            <text:p text:style-name="P4">Revisó:</text:p>
          </table:table-cell>
        </table:table-row>
        <table:table-row table:style-name="Table1.2">
          <table:table-cell table:style-name="Table1.A2" office:value-type="string">
            <text:p text:style-name="P3"><text:span text:style-name="T8">Fecha:</text:span><text:span text:style-name="T9"> </text:span><text:span text:style-name="T8">09/05/2012</text:span></text:p>
          </table:table-cell>
          <table:table-cell table:style-name="Table1.A2" office:value-type="string">
            <text:p text:style-name="P4">Fecha:<text:span text:style-name="T6"> </text:span></text:p>
          </table:table-cell>
          <table:table-cell table:style-name="Table1.C2" office:value-type="string">
            <text:p text:style-name="P4">Fecha:<text:span text:style-name="T6"> </text:span></text:p>
          </table:table-cell>
        </table:table-row>
      </table:table>
      <text:p text:style-name="P15"/>
      <text:p text:style-name="P19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20"><text:span text:style-name="T4">Resumen</text:span><text:span text:style-name="T6"> </text:span>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9" text:outline-level="3">Código</text:h>
          </table:table-cell>
          <table:table-cell table:style-name="Table3.B1" office:value-type="string">
            <text:p text:style-name="P21"><text:span text:style-name="T10">CU</text:span><text:span text:style-name="T10">00002</text:span></text:p>
          </table:table-cell>
        </table:table-row>
        <table:table-row table:style-name="Table3.1">
          <table:table-cell table:style-name="Table3.A2" office:value-type="string">
            <text:h text:style-name="P9" text:outline-level="3">Paquete</text:h>
          </table:table-cell>
          <table:table-cell table:style-name="Table3.B2" office:value-type="string">
            <text:p text:style-name="P22">General</text:p>
          </table:table-cell>
        </table:table-row>
        <table:table-row table:style-name="Table3.1">
          <table:table-cell table:style-name="Table3.A2" office:value-type="string">
            <text:h text:style-name="P9" text:outline-level="3">Nombre</text:h>
          </table:table-cell>
          <table:table-cell table:style-name="Table3.B3" office:value-type="string">
            <text:p text:style-name="P21"><text:span text:style-name="T10">Administrar</text:span><text:span text:style-name="T12"> </text:span><text:span text:style-name="T11">Usuario</text:span></text:p>
          </table:table-cell>
        </table:table-row>
        <table:table-row table:style-name="Table3.1">
          <table:table-cell table:style-name="Table3.A2" office:value-type="string">
            <text:h text:style-name="P11" text:outline-level="3">Versión</text:h>
          </table:table-cell>
          <table:table-cell table:style-name="Table3.B4" office:value-type="string">
            <text:p text:style-name="P22">1.0</text:p>
          </table:table-cell>
        </table:table-row>
        <table:table-row table:style-name="Table3.1">
          <table:table-cell table:style-name="Table3.A2" office:value-type="string">
            <text:h text:style-name="P11" text:outline-level="3">Prioridad</text:h>
          </table:table-cell>
          <table:table-cell table:style-name="Table3.B5" office:value-type="string">
            <text:p text:style-name="P22">Media</text:p>
          </table:table-cell>
        </table:table-row>
        <table:table-row table:style-name="Table3.1">
          <table:table-cell table:style-name="Table3.A2" office:value-type="string">
            <text:h text:style-name="P11" text:outline-level="3">Confeccionó</text:h>
          </table:table-cell>
          <table:table-cell table:style-name="Table3.B6" office:value-type="string">
            <text:p text:style-name="P24"><text:span text:style-name="T4">Poveda, Franco</text:span></text:p>
          </table:table-cell>
        </table:table-row>
        <table:table-row table:style-name="Table3.1">
          <table:table-cell table:style-name="Table3.A2" office:value-type="string">
            <text:h text:style-name="P11" text:outline-level="3">Relevó</text:h>
          </table:table-cell>
          <table:table-cell table:style-name="Table3.B7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h text:style-name="P11" text:outline-level="3">Revisó</text:h>
          </table:table-cell>
          <table:table-cell table:style-name="Table3.B8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h text:style-name="P11" text:outline-level="3">Descripción</text:h>
          </table:table-cell>
          <table:table-cell table:style-name="Table3.B9" office:value-type="string">
            <text:p text:style-name="P24"><text:span text:style-name="T4">Se</text:span><text:span text:style-name="T6"> </text:span>utiliza<text:span text:style-name="T6"> </text:span>el<text:span text:style-name="T6"> </text:span>caso<text:span text:style-name="T6"> </text:span>de<text:span text:style-name="T6"> </text:span>uso<text:span text:style-name="T6"> </text:span>para<text:span text:style-name="T6"> </text:span>administrar,<text:span text:style-name="T6"> </text:span>crear,<text:span text:style-name="T6"> </text:span>borrar,<text:span text:style-name="T6"> </text:span>modificar<text:span text:style-name="T6"> </text:span>álbumes<text:span text:style-name="T6"> </text:span>de<text:span text:style-name="T6"> </text:span>donde<text:span text:style-name="T6"> </text:span>se<text:span text:style-name="T6"> </text:span>colocan<text:span text:style-name="T6"> </text:span>fotos<text:span text:style-name="T6"> </text:span>para<text:span text:style-name="T6"> </text:span>agruparlas.</text:p>
          </table:table-cell>
        </table:table-row>
        <table:table-row table:style-name="Table3.1">
          <table:table-cell table:style-name="Table3.A2" office:value-type="string">
            <text:h text:style-name="P11" text:outline-level="3">Actores</text:h>
          </table:table-cell>
          <table:table-cell table:style-name="Table3.B10" office:value-type="string">
            <text:p text:style-name="P21"><text:span text:style-name="T13">Miembro:</text:span><text:span text:style-name="T15"> </text:span><text:span text:style-name="T14">El</text:span><text:span text:style-name="T15"> </text:span><text:span text:style-name="T14">usuario</text:span><text:span text:style-name="T15"> </text:span><text:span text:style-name="T14">debe</text:span><text:span text:style-name="T15"> </text:span><text:span text:style-name="T14">ser</text:span><text:span text:style-name="T15"> </text:span><text:span text:style-name="T14">miembro</text:span><text:span text:style-name="T15"> </text:span><text:span text:style-name="T14">de</text:span><text:span text:style-name="T15"> </text:span><text:span text:style-name="T14">umBook</text:span><text:span text:style-name="T15"> </text:span><text:span text:style-name="T14">para</text:span><text:span text:style-name="T15"> </text:span><text:span text:style-name="T14">operar</text:span><text:span text:style-name="T15"> </text:span><text:span text:style-name="T14">con</text:span><text:span text:style-name="T15"> </text:span><text:span text:style-name="T14">álbumes</text:span></text:p>
          </table:table-cell>
        </table:table-row>
        <table:table-row table:style-name="Table3.1">
          <table:table-cell table:style-name="Table3.A2" office:value-type="string">
            <text:h text:style-name="P10" text:outline-level="3"><text:span text:style-name="T4">Frecuencia</text:span><text:span text:style-name="T6"> </text:span></text:h>
          </table:table-cell>
          <table:table-cell table:style-name="Table3.B11" office:value-type="string">
            <text:p text:style-name="P26">Diariamente</text:p>
          </table:table-cell>
        </table:table-row>
        <table:table-row table:style-name="Table3.1">
          <table:table-cell table:style-name="Table3.A2" office:value-type="string">
            <text:h text:style-name="P9" text:outline-level="3">Comentarios</text:h>
          </table:table-cell>
          <table:table-cell table:style-name="Table3.B12" office:value-type="string">
            <text:p text:style-name="P26"/>
          </table:table-cell>
        </table:table-row>
        <table:table-row table:style-name="Table3.1">
          <table:table-cell table:style-name="Table3.A2" office:value-type="string">
            <text:h text:style-name="P9" text:outline-level="3">Observaciones</text:h>
          </table:table-cell>
          <table:table-cell table:style-name="Table3.B13" office:value-type="string">
            <text:p text:style-name="P26"/>
          </table:table-cell>
        </table:table-row>
      </table:table>
      <text:p text:style-name="P37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21"><text:span text:style-name="T21"><text:s/></text:span><text:span text:style-name="T22">Curso</text:span><text:span text:style-name="T21"> </text:span><text:span text:style-name="T20">Normal</text:span></text:p>
            </table:table-cell>
          </table:table-row>
        </table:table-header-rows>
      </table:table>
      <text:p text:style-name="Standard"/>
      <text:p text:style-name="P1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h text:style-name="P12" text:outline-level="3">Precondición</text:h>
          </table:table-cell>
          <table:table-cell table:style-name="Table5.B1" office:value-type="string">
            <text:p text:style-name="P24"><text:span text:style-name="T4">Iniciar</text:span><text:span text:style-name="T6"> </text:span>sesión<text:span text:style-name="T6"> </text:span>como<text:span text:style-name="T6"> </text:span>usuario<text:span text:style-name="T6"> </text:span>miembro.</text:p>
          </table:table-cell>
        </table:table-row>
        <table:table-row table:style-name="Table5.1">
          <table:table-cell table:style-name="Table5.A2" office:value-type="string">
            <text:p text:style-name="P1">Nº</text:p>
          </table:table-cell>
          <table:table-cell table:style-name="Table5.B2" office:value-type="string">
            <text:h text:style-name="P9" text:outline-level="3">Paso<text:span text:style-name="T6"> </text:span>(Flujo<text:span text:style-name="T6"> </text:span>de<text:span text:style-name="T6"> </text:span>Sucesos)</text:h>
          </table:table-cell>
        </table:table-row>
        <table:table-row table:style-name="Table5.1">
          <table:table-cell table:style-name="Table5.A3" office:value-type="string">
            <text:p text:style-name="P23">1</text:p>
          </table:table-cell>
          <table:table-cell table:style-name="Table5.B3" office:value-type="string">
            <text:p text:style-name="P24"><text:span text:style-name="T4">El</text:span><text:span text:style-name="T6"> </text:span>sistema<text:span text:style-name="T6"> </text:span>muestra<text:span text:style-name="T6"> </text:span>pantalla<text:span text:style-name="T6"> </text:span>principal,<text:span text:style-name="T6"> </text:span>con<text:span text:style-name="T6"> </text:span>la<text:span text:style-name="T6"> </text:span>opción<text:span text:style-name="T6"> </text:span>administrar<text:span text:style-name="T6"> </text:span>álbum<text:span text:style-name="T6"> </text:span>{cd<text:span text:style-name="T6"> </text:span>1.1}</text:p>
          </table:table-cell>
        </table:table-row>
        <table:table-row table:style-name="Table5.1">
          <table:table-cell table:style-name="Table5.A4" office:value-type="string">
            <text:p text:style-name="P23">2</text:p>
          </table:table-cell>
          <table:table-cell table:style-name="Table5.B4" office:value-type="string">
            <text:p text:style-name="P24"><text:span text:style-name="T4">El</text:span><text:span text:style-name="T6"> </text:span>usuario<text:span text:style-name="T6"> </text:span>elige<text:span text:style-name="T6"> </text:span>la<text:span text:style-name="T6"> </text:span>opción<text:span text:style-name="T6"> </text:span>administrar<text:span text:style-name="T6"> </text:span>álbum<text:span text:style-name="T6"> <text:s/></text:span></text:p>
          </table:table-cell>
        </table:table-row>
        <table:table-row table:style-name="Table5.1">
          <table:table-cell table:style-name="Table5.A5" office:value-type="string">
            <text:p text:style-name="P23">3</text:p>
          </table:table-cell>
          <table:table-cell table:style-name="Table5.B5" office:value-type="string">
            <text:p text:style-name="P24"><text:span text:style-name="T4">El</text:span><text:span text:style-name="T6"> </text:span>sistema<text:span text:style-name="T6"> </text:span>muestra<text:span text:style-name="T6"> </text:span>pantalla<text:span text:style-name="T6"> </text:span>con<text:span text:style-name="T6"> </text:span>opciones<text:span text:style-name="T6"> </text:span>de<text:span text:style-name="T6"> </text:span>álbum<text:span text:style-name="T6"> </text:span>y<text:span text:style-name="T6"> </text:span>lista<text:span text:style-name="T6"> </text:span>los<text:span text:style-name="T6"> </text:span>álbumes<text:span text:style-name="T6"> </text:span>actuales<text:span text:style-name="T6"> <text:s/></text:span>{cd<text:span text:style-name="T6"> </text:span>3.1}</text:p>
          </table:table-cell>
        </table:table-row>
        <table:table-row table:style-name="Table5.1">
          <table:table-cell table:style-name="Table5.A6" office:value-type="string">
            <text:p text:style-name="P23">4</text:p>
          </table:table-cell>
          <table:table-cell table:style-name="Table5.B6" office:value-type="string">
            <text:p text:style-name="P24"><text:span text:style-name="T4">El</text:span><text:span text:style-name="T6"> </text:span>usuario<text:span text:style-name="T6"> </text:span>selecciona<text:span text:style-name="T6"> </text:span>una<text:span text:style-name="T6"> </text:span>álbum<text:span text:style-name="T6"> </text:span>y<text:span text:style-name="T6"> </text:span>elige<text:span text:style-name="T6"> </text:span>una<text:span text:style-name="T6"> </text:span>opción<text:span text:style-name="T6"> </text:span>[modificar]{sf<text:span text:style-name="T6"> </text:span>4.1}<text:span text:style-name="T6"> </text:span>[borrar],<text:span text:style-name="T6"> </text:span>{sf<text:span text:style-name="T6"> </text:span>4.2}<text:span text:style-name="T6"> </text:span>para<text:span text:style-name="T6"> </text:span>la<text:span text:style-name="T6"> </text:span>opción<text:span text:style-name="T6"> </text:span>agregar<text:span text:style-name="T6"> </text:span>no<text:span text:style-name="T6"> </text:span>es<text:span text:style-name="T6"> </text:span>necesario<text:span text:style-name="T6"> </text:span>seleccionar<text:span text:style-name="T6"> </text:span>[agregar]{sf<text:span text:style-name="T6"> </text:span>4.3}<text:span text:style-name="T6"> </text:span></text:p>
          </table:table-cell>
        </table:table-row>
        <table:table-row table:style-name="Table5.1">
          <table:table-cell table:style-name="Table5.A7" office:value-type="string">
            <text:p text:style-name="P23">5</text:p>
          </table:table-cell>
          <table:table-cell table:style-name="Table5.B7" office:value-type="string">
            <text:p text:style-name="P24"><text:span text:style-name="T4">El</text:span><text:span text:style-name="T6"> </text:span>sistema<text:span text:style-name="T6"> </text:span>presenta<text:span text:style-name="T6"> </text:span>una<text:span text:style-name="T6"> </text:span>pantalla<text:span text:style-name="T6"> </text:span>de<text:span text:style-name="T6"> </text:span>aceptar<text:span text:style-name="T6"> </text:span>o<text:span text:style-name="T6"> </text:span>cancelar<text:span text:style-name="T6"> </text:span>la<text:span text:style-name="T6"> </text:span>opción<text:span text:style-name="T6"> </text:span>elegida.</text:p>
          </table:table-cell>
        </table:table-row>
        <table:table-row table:style-name="Table5.1">
          <table:table-cell table:style-name="Table5.A8" office:value-type="string">
            <text:p text:style-name="P23">6</text:p>
          </table:table-cell>
          <table:table-cell table:style-name="Table5.B8" office:value-type="string">
            <text:p text:style-name="P24"><text:span text:style-name="T4">El</text:span><text:span text:style-name="T6"> </text:span>usuario<text:span text:style-name="T6"> </text:span>elige<text:span text:style-name="T6"> </text:span>aceptar<text:span text:style-name="T6"> </text:span>o<text:span text:style-name="T6"> </text:span>cancelar</text:p>
          </table:table-cell>
        </table:table-row>
        <table:table-row table:style-name="Table5.1">
          <table:table-cell table:style-name="Table5.A9" office:value-type="string">
            <text:p text:style-name="P23">7</text:p>
          </table:table-cell>
          <table:table-cell table:style-name="Table5.B9" office:value-type="string">
            <text:p text:style-name="P24"><text:span text:style-name="T4">El</text:span><text:span text:style-name="T6"> </text:span>sistema<text:span text:style-name="T6"> </text:span>muestra<text:span text:style-name="T6"> </text:span>si<text:span text:style-name="T6"> </text:span>consiguió<text:span text:style-name="T6"> </text:span>realizar<text:span text:style-name="T6"> </text:span>la<text:span text:style-name="T6"> </text:span>operación<text:span text:style-name="T6"> </text:span>o<text:span text:style-name="T6"> </text:span>no.</text:p>
          </table:table-cell>
        </table:table-row>
        <table:table-row table:style-name="Table5.1">
          <table:table-cell table:style-name="Table5.A10" office:value-type="string">
            <text:p text:style-name="P23">8</text:p>
          </table:table-cell>
          <table:table-cell table:style-name="Table5.B10" office:value-type="string">
            <text:p text:style-name="P24"><text:span text:style-name="T4">Fin</text:span><text:span text:style-name="T6"> </text:span>de<text:span text:style-name="T6"> </text:span>caso<text:span text:style-name="T6"> </text:span>de<text:span text:style-name="T6"> </text:span>uso.</text:p>
          </table:table-cell>
        </table:table-row>
      </table:table>
      <text:p text:style-name="P37"/>
      <table:table table:name="Table6" table:style-name="Table6">
        <table:table-column table:style-name="Table6.A"/>
        <table:table-header-rows>
          <table:table-row table:style-name="Table6.1">
            <table:table-cell table:style-name="Table6.A1" office:value-type="string">
              <text:h text:style-name="P13" text:outline-level="5">Subflujos</text:h>
            </table:table-cell>
          </table:table-row>
        </table:table-header-rows>
      </table:table>
      <text:p text:style-name="P38"/>
      <text:p text:style-name="P35"/>
      <text:p text:style-name="P3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7"><text:span text:style-name="T16">sf</text:span><text:span text:style-name="T18"> </text:span><text:span text:style-name="T17">4</text:span><text:span text:style-name="T16">.1</text:span></text:p>
          </table:table-cell>
          <table:table-cell table:style-name="Table7.B1" office:value-type="string">
            <text:p text:style-name="P28"><text:span text:style-name="T4">&lt;Moficar</text:span><text:span text:style-name="T6"> </text:span>Album<text:span text:style-name="T6"> </text:span>&gt;</text:p>
          </table:table-cell>
        </table:table-row>
        <table:table-row table:style-name="Table7.1">
          <table:table-cell table:style-name="Table7.A1" office:value-type="string">
            <text:p text:style-name="P30">N°</text:p>
          </table:table-cell>
          <table:table-cell table:style-name="Table7.B1" office:value-type="string">
            <text:p text:style-name="P31">Paso</text:p>
          </table:table-cell>
        </table:table-row>
        <table:table-row table:style-name="Table7.1">
          <table:table-cell table:style-name="Table7.A3" office:value-type="string">
            <text:p text:style-name="P32">4.1.1</text:p>
          </table:table-cell>
          <table:table-cell table:style-name="Table7.B3" office:value-type="string">
            <text:p text:style-name="P33"><text:span text:style-name="T4">El</text:span><text:span text:style-name="T6"> </text:span>usuario<text:span text:style-name="T6"> </text:span>selecciona<text:span text:style-name="T6"> </text:span>un<text:span text:style-name="T6"> </text:span>album<text:span text:style-name="T6"> </text:span>y<text:span text:style-name="T6"> </text:span>elige<text:span text:style-name="T6"> </text:span>modificar<text:span text:style-name="T6"> </text:span>album</text:p>
          </table:table-cell>
        </table:table-row>
        <table:table-row table:style-name="Table7.1">
          <table:table-cell table:style-name="Table7.A3" office:value-type="string">
            <text:p text:style-name="P32">4.1.2</text:p>
          </table:table-cell>
          <table:table-cell table:style-name="Table7.B3" office:value-type="string">
            <text:p text:style-name="P33"><text:span text:style-name="T4">El</text:span><text:span text:style-name="T6"> </text:span>sistema<text:span text:style-name="T6"> </text:span>muestra<text:span text:style-name="T6"> </text:span>una<text:span text:style-name="T6"> </text:span>pantalla<text:span text:style-name="T6"> </text:span>con<text:span text:style-name="T6"> </text:span>la<text:span text:style-name="T6"> </text:span>informacion<text:span text:style-name="T6"> </text:span>modificable<text:span text:style-name="T6"> </text:span>del<text:span text:style-name="T6"> </text:span>album</text:p>
          </table:table-cell>
        </table:table-row>
        <table:table-row table:style-name="Table7.1">
          <table:table-cell table:style-name="Table7.A3" office:value-type="string">
            <text:p text:style-name="P32">4.1.3</text:p>
          </table:table-cell>
          <table:table-cell table:style-name="Table7.B3" office:value-type="string">
            <text:p text:style-name="P33"><text:span text:style-name="T4">El</text:span><text:span text:style-name="T6"> </text:span>usuario<text:span text:style-name="T6"> </text:span>realiza<text:span text:style-name="T6"> </text:span>las<text:span text:style-name="T6"> </text:span>modificaciones<text:span text:style-name="T6"> </text:span>necesarias.</text:p>
          </table:table-cell>
        </table:table-row>
        <table:table-row table:style-name="Table7.1">
          <table:table-cell table:style-name="Table7.A3" office:value-type="string">
            <text:p text:style-name="P34">4.1.6</text:p>
          </table:table-cell>
          <table:table-cell table:style-name="Table7.B3" office:value-type="string">
            <text:p text:style-name="P27"><text:span text:style-name="T4">Ir</text:span><text:span text:style-name="T6"> </text:span>al<text:span text:style-name="T6"> </text:span>paso<text:span text:style-name="T6"> </text:span>5</text:p>
          </table:table-cell>
        </table:table-row>
      </table:table>
      <text:p text:style-name="Standard"/>
      <text:p text:style-name="P35"/>
      <text:p text:style-name="P35"/>
      <text:p text:style-name="P3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9"><text:span text:style-name="T4">sf</text:span><text:span text:style-name="T6"> </text:span>4.2</text:p>
          </table:table-cell>
          <table:table-cell table:style-name="Table8.B1" office:value-type="string">
            <text:p text:style-name="P28"><text:span text:style-name="T4">&lt;Borrar</text:span><text:span text:style-name="T6"> </text:span>Album&gt;</text:p>
          </table:table-cell>
        </table:table-row>
        <table:table-row table:style-name="Table8.1">
          <table:table-cell table:style-name="Table8.A1" office:value-type="string">
            <text:p text:style-name="P30">N°</text:p>
          </table:table-cell>
          <table:table-cell table:style-name="Table8.B1" office:value-type="string">
            <text:p text:style-name="P31">Paso</text:p>
          </table:table-cell>
        </table:table-row>
        <table:table-row table:style-name="Table8.1">
          <table:table-cell table:style-name="Table8.A3" office:value-type="string">
            <text:p text:style-name="P32">4.2.1</text:p>
          </table:table-cell>
          <table:table-cell table:style-name="Table8.B3" office:value-type="string">
            <text:p text:style-name="P33"><text:span text:style-name="T4">El</text:span><text:span text:style-name="T6"> </text:span>usuario<text:span text:style-name="T6"> </text:span>selecciona<text:span text:style-name="T6"> </text:span>un<text:span text:style-name="T6"> </text:span>album<text:span text:style-name="T6"> </text:span>y<text:span text:style-name="T6"> </text:span>elige<text:span text:style-name="T6"> </text:span>borrar<text:span text:style-name="T6"> </text:span>album</text:p>
          </table:table-cell>
        </table:table-row>
        <table:table-row table:style-name="Table8.1">
          <table:table-cell table:style-name="Table8.A3" office:value-type="string">
            <text:p text:style-name="P32">4.2.2</text:p>
          </table:table-cell>
          <table:table-cell table:style-name="Table8.B3" office:value-type="string">
            <text:p text:style-name="P33"><text:span text:style-name="T4">Ir</text:span><text:span text:style-name="T6"> </text:span>al<text:span text:style-name="T6"> </text:span>paso<text:span text:style-name="T6"> </text:span>5</text:p>
          </table:table-cell>
        </table:table-row>
      </table:table>
      <text:p text:style-name="Standard"/>
      <text:p text:style-name="P35"/>
      <text:p text:style-name="P3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9"><text:span text:style-name="T4">sf</text:span><text:span text:style-name="T6"> </text:span>4.3</text:p>
          </table:table-cell>
          <table:table-cell table:style-name="Table9.B1" office:value-type="string">
            <text:p text:style-name="P28"><text:span text:style-name="T4">&lt;Agregar</text:span><text:span text:style-name="T6"> </text:span>Album&gt;</text:p>
          </table:table-cell>
        </table:table-row>
        <table:table-row table:style-name="Table9.1">
          <table:table-cell table:style-name="Table9.A1" office:value-type="string">
            <text:p text:style-name="P30">N°</text:p>
          </table:table-cell>
          <table:table-cell table:style-name="Table9.B1" office:value-type="string">
            <text:p text:style-name="P31">Paso</text:p>
          </table:table-cell>
        </table:table-row>
        <table:table-row table:style-name="Table9.1">
          <table:table-cell table:style-name="Table9.A3" office:value-type="string">
            <text:p text:style-name="P32">4.3.1</text:p>
          </table:table-cell>
          <table:table-cell table:style-name="Table9.B3" office:value-type="string">
            <text:p text:style-name="P33"><text:span text:style-name="T4">El</text:span><text:span text:style-name="T6"> </text:span>usuario<text:span text:style-name="T6"> </text:span>selecciona<text:span text:style-name="T6"> </text:span>opcion<text:span text:style-name="T6"> </text:span>agregar<text:span text:style-name="T6"> </text:span>album</text:p>
          </table:table-cell>
        </table:table-row>
        <table:table-row table:style-name="Table9.1">
          <table:table-cell table:style-name="Table9.A3" office:value-type="string">
            <text:p text:style-name="P32">4.3.2</text:p>
          </table:table-cell>
          <table:table-cell table:style-name="Table9.B3" office:value-type="string">
            <text:p text:style-name="P33"><text:span text:style-name="T4">El</text:span><text:span text:style-name="T6"> </text:span>sistema<text:span text:style-name="T6"> </text:span>muestra<text:span text:style-name="T6"> </text:span>pantalla<text:span text:style-name="T6"> </text:span>con<text:span text:style-name="T6"> </text:span>detalles<text:span text:style-name="T6"> </text:span>para<text:span text:style-name="T6"> </text:span>ingresar,<text:span text:style-name="T6"> </text:span>nombre,<text:span text:style-name="T6"> </text:span>fecha,<text:span text:style-name="T6"> </text:span>del<text:span text:style-name="T6"> </text:span>album</text:p>
          </table:table-cell>
        </table:table-row>
        <table:table-row table:style-name="Table9.1">
          <table:table-cell table:style-name="Table9.A3" office:value-type="string">
            <text:p text:style-name="P32">4.3.3</text:p>
          </table:table-cell>
          <table:table-cell table:style-name="Table9.B3" office:value-type="string">
            <text:p text:style-name="P33"><text:span text:style-name="T4">Ir</text:span><text:span text:style-name="T6"> </text:span>al<text:span text:style-name="T6"> </text:span>paso<text:span text:style-name="T6"> </text:span>5</text:p>
          </table:table-cell>
        </table:table-row>
      </table:table>
      <text:p text:style-name="P37"/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h text:style-name="P14" text:outline-level="5"><text:span text:style-name="T4">Consideraciones</text:span><text:span text:style-name="T6"> </text:span>de<text:span text:style-name="T6"> </text:span>diseño</text:h>
            </table:table-cell>
          </table:table-row>
        </table:table-header-rows>
      </table:table>
      <text:p text:style-name="P3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">Cod</text:p>
          </table:table-cell>
          <table:table-cell table:style-name="Table11.A1" office:value-type="string">
            <text:p text:style-name="P1">Nombre</text:p>
          </table:table-cell>
          <table:table-cell table:style-name="Table11.C1" office:value-type="string">
            <text:h text:style-name="P9" text:outline-level="3">Descripción</text:h>
          </table:table-cell>
        </table:table-row>
        <table:table-row table:style-name="Table11.1">
          <table:table-cell table:style-name="Table11.A2" office:value-type="string">
            <text:p text:style-name="P25"><text:span text:style-name="T4">cd</text:span><text:span text:style-name="T6"> </text:span>1.1</text:p>
          </table:table-cell>
          <table:table-cell table:style-name="Table11.B2" office:value-type="string">
            <text:p text:style-name="P25"><text:span text:style-name="T4">Pantalla</text:span><text:span text:style-name="T6"> </text:span>princpal</text:p>
          </table:table-cell>
          <table:table-cell table:style-name="Table11.C2" office:value-type="string">
            <text:p text:style-name="P24"><text:span text:style-name="T4">La</text:span><text:span text:style-name="T6"> </text:span>pantalla<text:span text:style-name="T6"> </text:span>principal<text:span text:style-name="T6"> </text:span>da<text:span text:style-name="T6"> </text:span>la<text:span text:style-name="T6"> </text:span>bienvenida<text:span text:style-name="T6"> </text:span>al<text:span text:style-name="T6"> </text:span>usuario<text:span text:style-name="T6"> </text:span>y<text:span text:style-name="T6"> </text:span>muestra<text:span text:style-name="T6"> </text:span>opciones<text:span text:style-name="T6"> </text:span>principales,<text:span text:style-name="T6"> </text:span>como<text:span text:style-name="T6"> </text:span>perfil,<text:span text:style-name="T6"> </text:span>administrar<text:span text:style-name="T6"> </text:span>álbum,<text:span text:style-name="T6"> </text:span>buscar<text:span text:style-name="T6"> </text:span>amigos.</text:p>
            <text:p text:style-name="P22"/>
          </table:table-cell>
        </table:table-row>
        <table:table-row table:style-name="Table11.1">
          <table:table-cell table:style-name="Table11.A3" office:value-type="string">
            <text:p text:style-name="P16"><text:span text:style-name="T10">Cd</text:span><text:span text:style-name="T12"> </text:span><text:span text:style-name="T10">3.1</text:span></text:p>
          </table:table-cell>
          <table:table-cell table:style-name="Table11.B3" office:value-type="string">
            <text:p text:style-name="P25"><text:span text:style-name="T4">Gestionar</text:span><text:span text:style-name="T6"> </text:span>Álbum</text:p>
          </table:table-cell>
          <table:table-cell table:style-name="Table11.C3" office:value-type="string">
            <text:p text:style-name="P24"><text:span text:style-name="T4">Esta,</text:span><text:span text:style-name="T6"> </text:span>muestra<text:span text:style-name="T6"> </text:span>opciones<text:span text:style-name="T6"> </text:span>de<text:span text:style-name="T6"> </text:span>borrar,<text:span text:style-name="T6"> </text:span>agregar,<text:span text:style-name="T6"> </text:span>modificar<text:span text:style-name="T6"> </text:span>álbum<text:span text:style-name="T6"> </text:span>y<text:span text:style-name="T6"> </text:span>el<text:span text:style-name="T6"> </text:span>listado<text:span text:style-name="T6"> </text:span>actual<text:span text:style-name="T6"> </text:span>de<text:span text:style-name="T6"> </text:span>álbumes.</text:p>
          </table:table-cell>
        </table:table-row>
      </table:table>
      <text:p text:style-name="P37"/>
      <table:table table:name="Table12" table:style-name="Table12">
        <table:table-column table:style-name="Table12.A"/>
        <table:table-header-rows>
          <table:table-row table:style-name="Table12.1">
            <table:table-cell table:style-name="Table12.A1" office:value-type="string">
              <text:h text:style-name="P13" text:outline-level="5">Observaciones</text:h>
            </table:table-cell>
          </table:table-row>
        </table:table-header-rows>
      </table:table>
      <text:p text:style-name="P3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">Cod</text:p>
          </table:table-cell>
          <table:table-cell table:style-name="Table13.B1" office:value-type="string">
            <text:h text:style-name="P9" text:outline-level="3">Descripción</text:h>
          </table:table-cell>
        </table:table-row>
        <table:table-row table:style-name="Table13.1">
          <table:table-cell table:style-name="Table13.A2" office:value-type="string">
            <text:p text:style-name="P25"><text:span text:style-name="T4">{Ob</text:span><text:span text:style-name="T6"> </text:span>n}</text:p>
          </table:table-cell>
          <table:table-cell table:style-name="Table13.B2" office:value-type="string">
            <text:p text:style-name="P22"/>
          </table:table-cell>
        </table:table-row>
      </table:table>
      <text:p text:style-name="Standard"/>
      <table:table table:name="Table14" table:style-name="Table14">
        <table:table-column table:style-name="Table14.A"/>
        <table:table-header-rows>
          <table:table-row table:style-name="Table14.1">
            <table:table-cell table:style-name="Table14.A1" office:value-type="string">
              <text:h text:style-name="P14" text:outline-level="5"><text:span text:style-name="T4">Documentación</text:span><text:span text:style-name="T6"> </text:span>anexa</text:h>
            </table:table-cell>
          </table:table-row>
        </table:table-header-rows>
      </table:table>
      <text:p text:style-name="P38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">Nombre</text:p>
          </table:table-cell>
          <table:table-cell table:style-name="Table15.A1" office:value-type="string">
            <text:p text:style-name="P1">Tipo</text:p>
          </table:table-cell>
          <table:table-cell table:style-name="Table15.C1" office:value-type="string">
            <text:h text:style-name="P9" text:outline-level="3">Nombre/Lugar</text:h>
          </table:table-cell>
        </table:table-row>
        <table:table-row table:style-name="Table15.1">
          <table:table-cell table:style-name="Table15.A2" office:value-type="string">
            <text:p text:style-name="P23"/>
          </table:table-cell>
          <table:table-cell table:style-name="Table15.B2" office:value-type="string">
            <text:p text:style-name="P23"/>
          </table:table-cell>
          <table:table-cell table:style-name="Table15.C2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 Fallback1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, 'Times New Roman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ntenido_20_de_20_la_20_tabla" style:display-name="Contenido de la tabla" style:family="paragraph" style:parent-style-name="Text_20_body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Título_20_3_20_Car" style:display-name="Título 3 Car" style:family="text" style:parent-style-name="Fuente_20_de_20_párrafo_20_predeter.">
      <style:text-properties style:font-name="Tahoma" fo:font-size="12pt" fo:language="es" fo:country="ES" fo:font-weight="bold" style:font-name-asian="DejaVu Sans" style:font-size-asian="12pt" style:font-weight-asian="bold" style:font-name-complex="Tahoma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17.067cm" table:align="left" style:writing-mode="lr-tb"/>
    </style:style>
    <style:style style:name="Table16.A" style:family="table-column">
      <style:table-column-properties style:column-width="6.033cm"/>
    </style:style>
    <style:style style:name="Table16.B" style:family="table-column">
      <style:table-column-properties style:column-width="5.292cm"/>
    </style:style>
    <style:style style:name="Table16.C" style:family="table-column">
      <style:table-column-properties style:column-width="5.743cm"/>
    </style:style>
    <style:style style:name="Table16.1" style:family="table-row">
      <style:table-row-properties style:row-height="0.953cm" style:keep-together="true" fo:keep-together="auto"/>
    </style:style>
    <style:style style:name="Table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6.C1" style:family="table-cell">
      <style:table-cell-properties style:vertical-align="top" fo:padding="0.097cm" fo:border="0.1pt solid #000000" style:writing-mode="lr-tb"/>
    </style:style>
    <style:style style:name="Table16.2" style:family="table-row">
      <style:table-row-properties style:keep-together="true" fo:keep-together="auto"/>
    </style:style>
    <style:style style:name="Table1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6.3" style:family="table-row">
      <style:table-row-properties style:min-row-height="0.415cm" style:keep-together="true" fo:keep-together="auto"/>
    </style:style>
    <style:style style:name="MP1" style:family="paragraph" style:parent-style-name="Contenido_20_de_20_la_20_tabla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P3" style:family="paragraph" style:parent-style-name="Contenido_20_de_20_la_20_tabla">
      <style:paragraph-properties fo:margin-top="0cm" fo:margin-bottom="0cm" style:snap-to-layout-grid="false"/>
    </style:style>
    <style:style style:name="MP4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style:font-name-asian="Arial"/>
    </style:style>
    <style:style style:name="MT2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MT3" style:family="text">
      <style:text-properties style:font-name="Arial" fo:font-size="10pt" style:font-name-asian="Arial" style:font-size-asian="10pt" style:font-name-complex="Arial" style:font-size-complex="10pt" style:language-complex="zxx" style:country-complex="none"/>
    </style:style>
    <style:style style:name="MT4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MT5" style:family="text">
      <style:text-properties fo:color="#000000" style:font-name="Arial" fo:font-size="10pt" fo:language="es" fo:country="ES" fo:font-weight="bold" style:font-name-asian="Arial" style:font-size-asian="10pt" style:font-weight-asian="bold" style:font-name-complex="Arial" style:font-size-complex="10pt" style:language-complex="zxx" style:country-complex="none" style:font-weight-complex="bold"/>
    </style:style>
    <style:style style:name="MT6" style:family="text">
      <style:text-properties fo:color="#000000" style:font-name="Arial" fo:font-size="10pt" fo:language="es" fo:country="ES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T7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8" style:family="text">
      <style:text-properties fo:color="#000000" style:font-name="Arial" fo:font-size="10pt" fo:language="es" fo:country="ES" fo:font-style="italic" fo:font-weight="bold" style:font-name-asian="Arial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9" style:family="text">
      <style:text-properties fo:color="#000000" style:font-name="Arial" fo:font-size="10pt" fo:language="es" fo:country="ES" fo:font-style="italic" fo:font-weight="bold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10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856cm" fo:margin-bottom="3.757cm" style:dynamic-spacing="true"/>
      </style:header-style>
      <style:footer-style>
        <style:header-footer-properties fo:min-height="0.968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16.1">
            <table:table-cell table:style-name="Table16.A1" table:number-rows-spanned="2" office:value-type="string">
              <text:p text:style-name="MP1"/>
            </table:table-cell>
            <table:table-cell table:style-name="Table16.A1" table:number-rows-spanned="2" office:value-type="string">
              <text:p text:style-name="MP2">Especificación<text:span text:style-name="MT1"> </text:span>de<text:span text:style-name="MT1"> </text:span>Casos<text:span text:style-name="MT1"> </text:span>de<text:span text:style-name="MT1"> </text:span>Uso</text:p>
            </table:table-cell>
            <table:table-cell table:style-name="Table16.C1" office:value-type="string">
              <text:p text:style-name="MP3"><text:span text:style-name="MT2">Código:</text:span><text:span text:style-name="MT3"> </text:span><text:span text:style-name="MT2">CU00002</text:span></text:p>
              <text:p text:style-name="MP4"/>
              <text:p text:style-name="MP4"/>
              <text:p text:style-name="MP4"/>
            </table:table-cell>
          </table:table-row>
          <table:table-row table:style-name="Table16.2">
            <table:covered-table-cell/>
            <table:covered-table-cell/>
            <table:table-cell table:style-name="Table16.C2" office:value-type="string">
              <text:p text:style-name="MP6">Versión<text:span text:style-name="MT1"> </text:span>1.0</text:p>
            </table:table-cell>
          </table:table-row>
          <table:table-row table:style-name="Table16.3">
            <table:table-cell table:style-name="Table16.C2" table:number-columns-spanned="3" office:value-type="string">
              <text:p text:style-name="MP7"><text:span text:style-name="MT4">Caso</text:span><text:span text:style-name="MT5"> </text:span><text:span text:style-name="MT6">de</text:span><text:span text:style-name="MT5"> </text:span><text:span text:style-name="MT6">Uso</text:span><text:span text:style-name="MT7">:</text:span><text:span text:style-name="MT8"> </text:span><text:span text:style-name="MT9">Gestionar</text:span><text:span text:style-name="MT8"> </text:span><text:span text:style-name="MT9">Álbum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8"><text:span text:style-name="MT2">Página</text:span><text:span text:style-name="MT3"> </text:span><text:span text:style-name="MT10"><text:page-number text:select-page="current">2</text:page-number></text:span><text:span text:style-name="MT3"> </text:span><text:span text:style-name="MT2">de</text:span><text:span text:style-name="MT3"> </text:span><text:span text:style-name="MT2">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 CUGE0001 - ADMINISTRAR INFORMACION DE REFERENCIA</dc:title>
    <meta:initial-creator>Silice</meta:initial-creator>
    <meta:creation-date>2012-04-26T20:27:00</meta:creation-date>
    <dc:date>2012-06-08T11:25:46</dc:date>
    <meta:print-date>2009-04-20T17:18:00</meta:print-date>
    <meta:editing-cycles>5</meta:editing-cycles>
    <meta:editing-duration>PT1H55M52S</meta:editing-duration>
    <meta:generator>LibreOffice/3.4$Unix LibreOffice_project/340m1$Build-402</meta:generator>
    <meta:document-statistic meta:table-count="16" meta:image-count="0" meta:object-count="0" meta:page-count="6" meta:paragraph-count="105" meta:word-count="351" meta:character-count="2137" meta:non-whitespace-character-count="1882"/>
    <meta:user-defined meta:name="Info 1"/>
    <meta:user-defined meta:name="Info 2"/>
    <meta:user-defined meta:name="Info 3"/>
    <meta:user-defined meta:name="Info 4"/>
  </office:meta>
</office:document-meta>
</file>